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ocker kullanımı</text:p>
      <text:p text:style-name="rststyle-textbody">Bu yazıda sizlere docker kullanımı anlatılacaktır.</text:p>
      <text:section text:name="Section1" text:style-name="Sect1">
        <text:h text:outline-level="1" text:style-name="rststyle-heading1">Docker kurulumu</text:h>
        <text:p text:style-name="rststyle-textbody">Docker kurmak için debian tabanlı dağıtımlarda <text:span text:style-name="rststyle-strong">docker.io</text:span> paketini kurmalısınız.</text:p>
        <ns0:p ns0:style-name="rststyle-codeblock">$ apt install docker.io --no-install-recommends</ns0:p>
        <text:p text:style-name="rststyle-textbody">Eğer debian dışında bir dağıtım kullanıyorsanız kendi sitesi üzerinden indirmeyi veya kaynak koddan derlemeyi deneyebilirsiniz.</text:p>
        <ns0:p ns0:style-name="rststyle-codeblock"># docker binarylerini indirmek için https://download.docker.com/linux/static/stable/<ns0:line-break/># indirdikten sonra arşivden çıkatrıp containerd ve dockerd çalıştıralım. (root kullanarak)<ns0:line-break/>$ tar -xf docker-xxx.tgz<ns0:line-break/>$ cd docker<ns0:line-break/>$ export PATH=$PATH:$(pwd) # path içine mevcut dizini de ekledik<ns0:line-break/># containerd ve dockerd çalıştıralım. Bunlar daemon olduğu için sürekli arkada çalışması gerekmektedir.<ns0:line-break/>$ containerd<ns0:line-break/>$ dockerd</ns0:p>
        <text:span text:style-name="rststyle-comment">
          <text:span text:style-name="rststyle-single"># docker binarylerini indirmek için https://download.docker.com/linux/static/stable/
# indirdikten sonra arşivden çıkatrıp containerd ve dockerd çalıştıralım. (root kullanarak)
</text:span>
        </text:span>
        <text:span text:style-name="rststyle-name">
          <text:span text:style-name="rststyle-builtin">cd</text:span>
        </text:span>
        <text:span text:style-name="rststyle-name">
          <text:span text:style-name="rststyle-builtin">export</text:span>
        </text:span>
        <text:span text:style-name="rststyle-name">
          <text:span text:style-name="rststyle-variable">PATH</text:span>
        </text:span>
        <text:span text:style-name="rststyle-operator">=</text:span>
        <text:span text:style-name="rststyle-name">
          <text:span text:style-name="rststyle-variable">$PATH</text:span>
        </text:span>
        <text:span text:style-name="rststyle-keyword">$(</text:span>
        <text:span text:style-name="rststyle-name">
          <text:span text:style-name="rststyle-builtin">pwd</text:span>
        </text:span>
        <text:span text:style-name="rststyle-keyword">)</text:span>
        <text:span text:style-name="rststyle-comment">
          <text:span text:style-name="rststyle-single"># path içine mevcut dizini de ekledik
# containerd ve dockerd çalıştıralım. Bunlar daemon olduğu için sürekli arkada çalışması gerekmektedir.
</text:span>
        </text:span>
        <text:p text:style-name="rststyle-textbody">Docker çalışıyor mu diye kontrol etmek için <text:span text:style-name="rststyle-strong">docker info</text:span> komutunu kullanabiliriz.</text:p>
        <ns0:p ns0:style-name="rststyle-codeblock">$ docker info</ns0:p>
        <text:p text:style-name="rststyle-textbody">Docker root kullanıcısı ile çalıştığı için root kullanmadan docker çalışmayacaktır. Bunun için /run/docker.sock dosyamızın aitliğini bir guruba verip kullanıcıyı da o guruba alabiliriz.</text:p>
        <ns0:p ns0:style-name="rststyle-codeblock"># Bu aşama docker gurubu mevcut olmayanlar için geçerlidir.<ns0:line-break/>$ groupadd docker<ns0:line-break/>$ chgrp docker /run/docker.sock # bu işlem her yeniden başlatmada gerekebilir.<ns0:line-break/># Bu aşama tüm dağıtımlarda gereklidir.<ns0:line-break/>$ usermod -aG docker username # oturumu kapatıp açmak gerekebilir.</ns0:p>
        <text:span text:style-name="rststyle-comment">
          <text:span text:style-name="rststyle-single"># Bu aşama docker gurubu mevcut olmayanlar için geçerlidir.
</text:span>
        </text:span>
        <text:span text:style-name="rststyle-comment">
          <text:span text:style-name="rststyle-single"># bu işlem her yeniden başlatmada gerekebilir.
# Bu aşama tüm dağıtımlarda gereklidir.
</text:span>
        </text:span>
        <text:span text:style-name="rststyle-comment">
          <text:span text:style-name="rststyle-single"># oturumu kapatıp açmak gerekebilir.</text:span>
        </text:span>
      </text:section>
      <text:section text:name="Section2" text:style-name="Sect1">
        <text:h text:outline-level="1" text:style-name="rststyle-heading1">Docker çalışma mantığı</text:h>
        <text:p text:style-name="rststyle-textbody">Docker linux çekirdeği üzerinde oluşturulmuş <text:span text:style-name="rststyle-strong">container</text:span> yapısı üzerinde çalışır. Her container kendisine özel ayrılmış alanda kısıtlı kaynaklar ile çalışır. Bu sayede herhangi bir performans kaybı olmadan ana sistemden bağımsız şekilde istenilen uygulamalar çalıştırılabilir.</text:p>
        <text:p text:style-name="rststyle-textbody">Docker containerlarını üretmek için öncelikle imaj gerekmektedir. İmajlara <text:span text:style-name="rststyle-strong">dockerhub</text:span> üzerinden ulaşabiliriz. Öncelikle imaj kurulur. daha sonra bu imajdan container türetilir. İş bittikten sonra container kolaylıkla yok edilebilir. Veya containerların imajı alınarak yeni imaja dönüştürülebilir.</text:p>
        <ns0:p ns0:style-name="rststyle-codeblock">kernel (linux)<ns0:line-break/><ns0:s ns0:c="2"/>|<ns0:line-break/>system (gentoo)<ns0:line-break/><ns0:s ns0:c="2"/>|<ns0:line-break/>docker ----------------<ns0:line-break/><ns0:s ns0:c="2"/>| <ns0:s ns0:c="6"/>| <ns0:s ns0:c="3"/>| <ns0:s ns0:c="4"/>|<ns0:line-break/>alpine debian arch ubuntu</ns0:p>
      </text:section>
      <text:section text:name="Section3" text:style-name="Sect1">
        <text:h text:outline-level="1" text:style-name="rststyle-heading1">İmajlar</text:h>
        <text:p text:style-name="rststyle-textbody">Docker imajı indirmek için <text:span text:style-name="rststyle-strong">docker pull</text:span> komutu kullanılır. <text:span text:style-name="rststyle-strong">name:tag</text:span> şeklinde belirtilir. eğer tag belirtilmemişse latest olarak değerlendirilir.</text:p>
        <ns0:p ns0:style-name="rststyle-codeblock">$ docker pull alpine:latest</ns0:p>
        <text:p text:style-name="rststyle-textbody">Mevcut imajları listelemek için <text:span text:style-name="rststyle-strong">docker images</text:span> kullanılır.</text:p>
        <ns0:p ns0:style-name="rststyle-codeblock">$ docker images<ns0:line-break/>REPOSITORY <ns0:s ns0:c="2"/>TAG <ns0:s ns0:c="6"/>IMAGE ID <ns0:s ns0:c="6"/>CREATED <ns0:s ns0:c="6"/>SIZE<ns0:line-break/>debian <ns0:s ns0:c="6"/>latest <ns0:s ns0:c="3"/>43d28810c1b4 <ns0:s ns0:c="2"/>8 days ago <ns0:s ns0:c="3"/>124MB<ns0:line-break/>alpine <ns0:s ns0:c="6"/>latest <ns0:s ns0:c="3"/>9c6f07244728 <ns0:s ns0:c="2"/>6 weeks ago <ns0:s ns0:c="2"/>5.54MB</ns0:p>
        <text:span text:style-name="rststyle-literal">
          <text:span text:style-name="rststyle-number">8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5</text:span>
        </text:span>
        <text:p text:style-name="rststyle-textbody">Burada dikkat edilmesi gereken konu her imajın bir <text:span text:style-name="rststyle-strong">ID</text:span> değeri bulunmasıdır. İmajlar ile ilgili işlemler yapılırken imajın adı veya bu id değeri kullanılır.</text:p>
        <text:p text:style-name="rststyle-textbody">İmaj silmek için <text:span text:style-name="rststyle-strong">docker rmi</text:span> kullanılır.</text:p>
        <ns0:p ns0:style-name="rststyle-codeblock">$ docker rmi alpine<ns0:line-break/># veya şu da kullanılabilir.<ns0:line-break/>$ docker rmi 9c6f07244728</ns0:p>
        <text:span text:style-name="rststyle-comment">
          <text:span text:style-name="rststyle-single"># veya şu da kullanılabilir.
</text:span>
        </text:span>
      </text:section>
      <text:section text:name="Section4" text:style-name="Sect1">
        <text:h text:outline-level="1" text:style-name="rststyle-heading1">Containerlar</text:h>
        <text:p text:style-name="rststyle-textbody">Containerlar içerisinde uygulama çalıştırdığımız alanlardır. imajlardan türetilirler. bir container üretmek için <text:span text:style-name="rststyle-strong">docker run</text:span> komutu kullanılır. Bu komut aldığı parametreler ile containerın özelliklerini ayarlar.</text:p>
        <ns0:p ns0:style-name="rststyle-codeblock"># <ns0:s ns0:c="1"/>docker run &lt;seçenekler&gt; &lt;imajın idsi veya ismi&gt; &lt;çalıştırılacak komut&gt;<ns0:line-break/>$ docker run -it -d -p 8000:80 -v /home/user/docker-share:/shared --name deneme 43d28810c1b4 /bin/bash<ns0:line-break/># -i stdin okumasına izin verir<ns0:line-break/># -d komutu arkada çalıştır<ns0:line-break/># -t pseudo-tty olarak çalıştırır. -it olarak kullanıp shell çalıştırabiliriz.<ns0:line-break/># -p port yönlendirmesi yapar.<ns0:line-break/># -v paylaşılan dizin belirlemeye yarar.<ns0:line-break/># --name container ismi ayarlar. Belirtilmemişse rastgele bir isim alır.</ns0:p>
        <text:span text:style-name="rststyle-comment">
          <text:span text:style-name="rststyle-single">#  docker run &lt;seçenekler&gt; &lt;imajın idsi veya ismi&gt; &lt;çalıştırılacak komut&gt;
</text:span>
        </text:span>
        <text:span text:style-name="rststyle-literal">
          <text:span text:style-name="rststyle-number">8000</text:span>
        </text:span>
        <text:span text:style-name="rststyle-comment">
          <text:span text:style-name="rststyle-single"># -i stdin okumasına izin verir
# -d komutu arkada çalıştır
# -t pseudo-tty olarak çalıştırır. -it olarak kullanıp shell çalıştırabiliriz.
# -p port yönlendirmesi yapar.
# -v paylaşılan dizin belirlemeye yarar.
# --name container ismi ayarlar. Belirtilmemişse rastgele bir isim alır.</text:span>
        </text:span>
        <text:p text:style-name="rststyle-textbody">Çalışan containerları listelemek için <text:span text:style-name="rststyle-strong">docker ps</text:span> kullanılır. <text:span text:style-name="rststyle-strong">-a</text:span> parametresi eklenirse tüm containerlar listelenir. <text:span text:style-name="rststyle-strong">-q</text:span> parametresi ile sadece id değerleri yazdırılır.</text:p>
        <ns0:p ns0:style-name="rststyle-codeblock">$ docker ps -a<ns0:line-break/>CONTAINER ID <ns0:s ns0:c="2"/>IMAGE <ns0:s ns0:c="4"/>COMMAND <ns0:s ns0:c="2"/>CREATED <ns0:s ns0:c="9"/>STATUS <ns0:s ns0:c="20"/>PORTS <ns0:s ns0:c="4"/>NAMES<ns0:line-break/>e1e2983bfa34 <ns0:s ns0:c="2"/>debian <ns0:s ns0:c="3"/>"bash" <ns0:s ns0:c="3"/>8 seconds ago <ns0:s ns0:c="3"/>Exited (0) 5 seconds ago <ns0:s ns0:c="12"/>test<ns0:line-break/>b91e04ab5dcc <ns0:s ns0:c="2"/>debian <ns0:s ns0:c="3"/>"bash" <ns0:s ns0:c="3"/>23 seconds ago <ns0:s ns0:c="2"/>Up 22 seconds <ns0:s ns0:c="23"/>deneme</ns0:p>
        <text:span text:style-name="rststyle-literal">
          <text:span text:style-name="rststyle-string">
            <text:span text:style-name="rststyle-double">"bash"</text:span>
          </text:span>
        </text:span>
        <text:span text:style-name="rststyle-literal">
          <text:span text:style-name="rststyle-number">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5</text:span>
        </text:span>
        <text:span text:style-name="rststyle-name">
          <text:span text:style-name="rststyle-builtin">test</text:span>
        </text:span>
        <text:span text:style-name="rststyle-literal">
          <text:span text:style-name="rststyle-string">
            <text:span text:style-name="rststyle-double">"bash"</text:span>
          </text:span>
        </text:span>
        <text:span text:style-name="rststyle-literal">
          <text:span text:style-name="rststyle-number">23</text:span>
        </text:span>
        <text:span text:style-name="rststyle-literal">
          <text:span text:style-name="rststyle-number">22</text:span>
        </text:span>
        <text:p text:style-name="rststyle-textbody">Çalışan bir containera bağlanmak için <text:span text:style-name="rststyle-strong">docker attach</text:span> kullanılır.</text:p>
        <ns0:p ns0:style-name="rststyle-codeblock"># ctrl-k kısayolu ile bağlantı kesilmesi için ek parametre ekleyelim.<ns0:line-break/>$ docker attach b91e04ab5dcc --detach-keys="ctrl-k"</ns0:p>
        <text:span text:style-name="rststyle-comment">
          <text:span text:style-name="rststyle-single"># ctrl-k kısayolu ile bağlantı kesilmesi için ek parametre ekleyelim.
</text:span>
        </text:span>
        <text:span text:style-name="rststyle-operator">=</text:span>
        <text:span text:style-name="rststyle-literal">
          <text:span text:style-name="rststyle-string">
            <text:span text:style-name="rststyle-double">"ctrl-k"</text:span>
          </text:span>
        </text:span>
        <text:p text:style-name="rststyle-textbody">Çalışan bir container <text:span text:style-name="rststyle-strong">docker kill</text:span> kullanılarak kapatılabilir. kapatılmış bir container docker start kullanılarak tekrar başlatılabilir.</text:p>
        <ns0:p ns0:style-name="rststyle-codeblock">$ docker kill b91e04ab5dcc<ns0:line-break/>$ docker ps -q | grep b91e04ab5dcc # çıktı boşsa container çalışmıyor demektir<ns0:line-break/>$ docker start b91e04ab5dcc</ns0:p>
        <text:span text:style-name="rststyle-name">
          <text:span text:style-name="rststyle-builtin">kill</text:span>
        </text:span>
        <text:span text:style-name="rststyle-punctuation">|</text:span>
        <text:span text:style-name="rststyle-comment">
          <text:span text:style-name="rststyle-single"># çıktı boşsa container çalışmıyor demektir
</text:span>
        </text:span>
        <text:p text:style-name="rststyle-textbody">Container ile işimiz bittiğinde silmek için <text:span text:style-name="rststyle-strong">docker rm</text:span> kullanılır. Silme işleminden önce kapatmamız gerekir. Eğer zorla kapatılmasını isterseniz <text:span text:style-name="rststyle-strong">-f</text:span> parametresi ekleyebiliriz.</text:p>
        <ns0:p ns0:style-name="rststyle-codeblock">$ docker rm b91e04ab5dcc<ns0:line-break/>Error response from daemon: You cannot remove a running container ...<ns0:line-break/>$ docker rm -f b91e04ab5dcc<ns0:line-break/># Aşağıdaki komutla tüm containerları silebiliriz.<ns0:line-break/>$ docker rm -f $(docker ps -a -q)</ns0:p>
        <text:span text:style-name="rststyle-comment">
          <text:span text:style-name="rststyle-single"># Aşağıdaki komutla tüm containerları silebiliriz.
</text:span>
        </text:span>
        <text:span text:style-name="rststyle-keyword">$(</text:span>
        <text:span text:style-name="rststyle-keyword">)</text:span>
        <text:p text:style-name="rststyle-textbody">Çalışan containerlar ile ilgili kullanım istatistiklerine ulaşmak için <text:span text:style-name="rststyle-strong">docker stats</text:span> kullanılır. <text:span text:style-name="rststyle-strong">docker top</text:span> ise container içinde çalışan süreçler ile ilgili bilgi almaya yarar.</text:p>
        <text:p text:style-name="rststyle-textbody">Container ile ilgili bilgi almak için <text:span text:style-name="rststyle-strong">docker inspect</text:span> kullanılır.</text:p>
        <ns0:p ns0:style-name="rststyle-codeblock">$ docker stats<ns0:line-break/>CONTAINER ID <ns0:s ns0:c="2"/>NAME <ns0:s ns0:c="12"/>CPU % <ns0:s ns0:c="4"/>MEM USAGE / LIMIT <ns0:s ns0:c="2"/>MEM % <ns0:s ns0:c="4"/>NET I/O <ns0:s ns0:c="6"/>BLOCK I/O <ns0:s ns0:c="2"/>PIDS<ns0:line-break/>40f84cb8e4e0 <ns0:s ns0:c="2"/>deneme2 <ns0:s ns0:c="9"/>0.00% <ns0:s ns0:c="4"/>808KiB / 31.15GiB <ns0:s ns0:c="2"/>0.00% <ns0:s ns0:c="4"/>1.87kB / 0B <ns0:s ns0:c="2"/>0B / 0B <ns0:s ns0:c="4"/>1<ns0:line-break/>$ docker top 40f84cb8e4e0<ns0:line-break/>UID <ns0:s ns0:c="11"/>PID <ns0:s ns0:c="13"/>PPID <ns0:s ns0:c="5"/>C <ns0:s ns0:c="18"/>STIME <ns0:s ns0:c="3"/>TTY <ns0:s ns0:c="11"/>TIME <ns0:s ns0:c="7"/>CMD<ns0:line-break/>root <ns0:s ns0:c="10"/>7432 <ns0:s ns0:c="12"/>7396 <ns0:s ns0:c="5"/>0 <ns0:s ns0:c="18"/>10:42 <ns0:s ns0:c="3"/>pts/0 <ns0:s ns0:c="9"/>00:00:00 <ns0:s ns0:c="3"/>bash<ns0:line-break/>$ docker inspect 40f84cb8e4e0<ns0:line-break/>...<ns0:line-break/><ns0:s ns0:c="2"/>"Id": "40f84cb8e4e0...",<ns0:line-break/><ns0:s ns0:c="2"/>"Created": "2022-09-21T07:42:18.337126911Z",<ns0:line-break/>...</ns0:p>
        <text:span text:style-name="rststyle-literal">
          <text:span text:style-name="rststyle-number">0</text:span>
        </text:span>
        <text:span text:style-name="rststyle-literal">
          <text:span text:style-name="rststyle-number">3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7432</text:span>
        </text:span>
        <text:span text:style-name="rststyle-literal">
          <text:span text:style-name="rststyle-number">7396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0</text:span>
        </text:span>
        <text:span text:style-name="rststyle-literal">
          <text:span text:style-name="rststyle-number">00</text:span>
        </text:span>
        <text:span text:style-name="rststyle-literal">
          <text:span text:style-name="rststyle-string">
            <text:span text:style-name="rststyle-double">"Id"</text:span>
          </text:span>
        </text:span>
        <text:span text:style-name="rststyle-literal">
          <text:span text:style-name="rststyle-string">
            <text:span text:style-name="rststyle-double">"40f84cb8e4e0..."</text:span>
          </text:span>
        </text:span>
        <text:span text:style-name="rststyle-literal">
          <text:span text:style-name="rststyle-string">
            <text:span text:style-name="rststyle-double">"Created"</text:span>
          </text:span>
        </text:span>
        <text:span text:style-name="rststyle-literal">
          <text:span text:style-name="rststyle-string">
            <text:span text:style-name="rststyle-double">"2022-09-21T07:42:18.337126911Z"</text:span>
          </text:span>
        </text:span>
        <text:p text:style-name="rststyle-textbody">Çalışan bir container içerisinde bir komut çalıştırmak için <text:span text:style-name="rststyle-strong">docker exec</text:span> kullanılır.</text:p>
        <ns0:p ns0:style-name="rststyle-codeblock">$ docker exec -it 40f84cb8e4e0 /bin/bash</ns0:p>
        <text:span text:style-name="rststyle-name">
          <text:span text:style-name="rststyle-builtin">exec</text:span>
        </text:span>
        <text:p text:style-name="rststyle-textbody">Containerları duraklatıp devam ettirmek için <text:span text:style-name="rststyle-strong">docker pause</text:span> ve <text:span text:style-name="rststyle-strong">docker unpause</text:span> kullanılır.</text:p>
        <ns0:p ns0:style-name="rststyle-codeblock">$ docker pause 40f84cb8e4e0<ns0:line-break/>$ docker unpause 40f84cb8e4e0</ns0:p>
      </text:section>
      <text:section text:name="Section5" text:style-name="Sect1">
        <text:h text:outline-level="1" text:style-name="rststyle-heading1">Uzak sunucuda çalışmak</text:h>
        <text:p text:style-name="rststyle-textbody"><text:span text:style-name="rststyle-strong">DOCKER_HOST</text:span> çevresel değişkenini ayarlayarak ssh üzerinden uzaktaki bir makinadaki container ve imajları yönetebilirsiniz.</text:p>
        <ns0:p ns0:style-name="rststyle-codeblock">$ export DOCKER_HOST=ssh://user@server<ns0:line-break/>$ docker info</ns0:p>
        <text:span text:style-name="rststyle-name">
          <text:span text:style-name="rststyle-builtin">export</text:span>
        </text:span>
        <text:span text:style-name="rststyle-name">
          <text:span text:style-name="rststyle-variable">DOCKER_HOST</text:span>
        </text:span>
        <text:span text:style-name="rststyle-operator">=</text:span>
        <text:p text:style-name="rststyle-textbody">Bağlantı için ssh anahtarınızı sunucuya atmış olmanız gerekmektedir. Bunun için <text:span text:style-name="rststyle-strong">ssh-copy-id</text:span> kullanabilirsiniz veya anahtarınızı <text:span text:style-name="rststyle-strong">~/.ssh/authorized_keys</text:span> içerisine yazmalısınız.</text:p>
        <ns0:p ns0:style-name="rststyle-codeblock">$ ssh-copy-id user@server<ns0:line-break/>user@server's password:</ns0:p>
        <text:span text:style-name="rststyle-error">'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08:10:08</meta:creation-date>
    <dc:creator>a</dc:creator>
    <dc:date>2022-09-21T08:10:08</dc:date>
    <dc:language>en-US</dc:language>
    <meta:editing-cycles>1</meta:editing-cycles>
    <meta:editing-duration>PT00M01S</meta:editing-duration>
    <dc:title>Docker kullanımı</dc:title>
  </office:meta>
</office:document-meta>
</file>